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Footnote">
      <style:text-properties officeooo:paragraph-rsid="0f01ec83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41fd77"/>
    </style:style>
    <style:style style:name="P66" style:family="paragraph" style:parent-style-name="Standard">
      <style:text-properties officeooo:paragraph-rsid="0f430ec2"/>
    </style:style>
    <style:style style:name="P67" style:family="paragraph" style:parent-style-name="Standard">
      <style:text-properties officeooo:paragraph-rsid="0f4d8759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f5f1cf7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daef67d"/>
    </style:style>
    <style:style style:name="P72" style:family="paragraph" style:parent-style-name="Standard">
      <style:paragraph-properties fo:text-align="center" style:justify-single-word="false"/>
      <style:text-properties officeooo:paragraph-rsid="0db0d4d1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d804757"/>
    </style:style>
    <style:style style:name="P76" style:family="paragraph" style:parent-style-name="Standard">
      <style:paragraph-properties fo:text-align="center" style:justify-single-word="false"/>
      <style:text-properties officeooo:paragraph-rsid="0dce9327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Standard">
      <style:text-properties officeooo:paragraph-rsid="0f449ce3"/>
    </style:style>
    <style:style style:name="P80" style:family="paragraph" style:parent-style-name="Standard">
      <style:text-properties officeooo:paragraph-rsid="0d2e61eb"/>
    </style:style>
    <style:style style:name="P81" style:family="paragraph" style:parent-style-name="Standard">
      <style:text-properties officeooo:paragraph-rsid="0f4eeba0"/>
    </style:style>
    <style:style style:name="P82" style:family="paragraph" style:parent-style-name="Footnote">
      <style:text-properties officeooo:paragraph-rsid="0f851529"/>
    </style:style>
    <style:style style:name="P83" style:family="paragraph" style:parent-style-name="Footnote">
      <style:text-properties officeooo:paragraph-rsid="0f92b562"/>
    </style:style>
    <style:style style:name="P84" style:family="paragraph" style:parent-style-name="Standard">
      <style:text-properties officeooo:paragraph-rsid="0f467e32"/>
    </style:style>
    <style:style style:name="P85" style:family="paragraph" style:parent-style-name="Standard">
      <style:text-properties officeooo:paragraph-rsid="0f9ce6c3"/>
    </style:style>
    <style:style style:name="P86" style:family="paragraph" style:parent-style-name="Standard">
      <style:text-properties officeooo:paragraph-rsid="0f9ee08e"/>
    </style:style>
    <style:style style:name="P87" style:family="paragraph" style:parent-style-name="Footnote">
      <style:text-properties officeooo:paragraph-rsid="102291f9"/>
    </style:style>
    <style:style style:name="P88" style:family="paragraph" style:parent-style-name="Footnote">
      <style:text-properties officeooo:paragraph-rsid="0fb53187"/>
    </style:style>
    <style:style style:name="P89" style:family="paragraph" style:parent-style-name="Standard">
      <style:text-properties officeooo:paragraph-rsid="0fbe4db4"/>
    </style:style>
    <style:style style:name="P90" style:family="paragraph" style:parent-style-name="Footnote">
      <style:text-properties officeooo:paragraph-rsid="0fc509b9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style:font-name="Ubuntu1" fo:font-size="10pt" officeooo:rsid="0fbe3fef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eb5b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19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6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officeooo:rsid="047da547"/>
    </style:style>
    <style:style style:name="T27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2" style:family="text">
      <style:text-properties style:use-window-font-color="true" loext:opacity="0%" style:font-name="Liberation Sans" fo:font-size="12pt" style:font-size-asian="12pt" style:font-size-complex="12pt"/>
    </style:style>
    <style:style style:name="T303" style:family="text">
      <style:text-properties style:use-window-font-color="true" loext:opacity="0%" style:font-name="Liberation Sans" officeooo:rsid="0efd8e5c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size="8pt" style:font-size-asian="8pt" style:font-size-complex="8pt" loext:padding="0.049cm" loext:border="0.31pt solid #000000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1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officeooo:rsid="0f0ca65a"/>
    </style:style>
    <style:style style:name="T317" style:family="text">
      <style:text-properties officeooo:rsid="0f8f58bd"/>
    </style:style>
    <style:style style:name="T318" style:family="text">
      <style:text-properties officeooo:rsid="0f95a7a0"/>
    </style:style>
    <style:style style:name="T319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20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1"><text:span text:style-name="Strong_20_Emphasis"><text:span text:style-name="T192">C</text:span></text:span><text:span text:style-name="Strong_20_Emphasis"><text:span text:style-name="T191">hecklist voor </text:span></text:span><text:span text:style-name="Strong_20_Emphasis"><text:span text:style-name="T193">de installatie</text:span></text:span><text:span text:style-name="Strong_20_Emphasis"><text:span text:style-name="T191"> van </text:span>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Strong_20_Emphasis"><text:span text:style-name="T198"><text:user-field-get text:name="Version">22.04 LTS</text:user-field-get></text:span></text:span><text:span text:style-name="Strong_20_Emphasis"><text:span text:style-name="T195"><text:note text:id="ftn1" text:note-class="footnote"><text:note-citation>1</text:note-citation><text:note-body><text:p text:style-name="P82"><text:span text:style-name="T231">LTS</text:span><text:span text:style-name="T239"> </text:span><text:span text:style-name="T240">staat voor</text:span><text:span text:style-name="T238"> </text:span><text:span text:style-name="T231">Long-Term Support, langetermijnondersteuning, </text:span><text:span text:style-name="T241">en </text:span><text:span text:style-name="T242">d</text:span><text:span text:style-name="T241">eze </text:span><text:span text:style-name="Strong_20_Emphasis"><text:span text:style-name="T248"><text:user-field-get text:name="Distro">Ubuntu</text:user-field-get></text:span></text:span><text:span text:style-name="T241"><text:s/></text:span><text:span text:style-name="T249"><text:user-field-get text:name="Version">22.04 LTS</text:user-field-get></text:span><text:span text:style-name="T249"><text:s/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43">(codenaam </text:span><text:span text:style-name="T247">j</text:span><text:span text:style-name="T309">ammy</text:span><text:span text:style-name="T243">) </text:span><text:span text:style-name="T240">van</text:span><text:span text:style-name="T237"> </text:span><text:span text:style-name="T235">april</text:span><text:span text:style-name="T233"> </text:span><text:span text:style-name="Strong_20_Emphasis"><text:span text:style-name="T130"><text:user-field-get style:data-style-name="N0" text:name="Releaseyear">2022</text:user-field-get></text:span></text:span><text:span text:style-name="T235"><text:s/></text:span><text:span text:style-name="T231">wordt </text:span><text:span text:style-name="T232">vijf</text:span><text:span text:style-name="T231"> jaar onder</text:span><text:span text:style-name="T246">steund</text:span><text:span text:style-name="T236"> </text:span><text:span text:style-name="T231">tot </text:span><text:span text:style-name="T235">april</text:span><text:span text:style-name="T230"> </text:span><text:span text:style-name="T231">202</text:span><text:span text:style-name="T235">7</text:span><text:span text:style-name="T234">.</text:span></text:p></text:note-body></text:note></text:span></text:span><text:span text:style-name="Strong_20_Emphasis"><text:span text:style-name="T196"><text:s/></text:span></text:span><text:span text:style-name="Strong_20_Emphasis"><text:span text:style-name="T197"><text:user-field-get text:name="Edition">Desktop</text:user-field-get></text:span></text:span><text:span text:style-name="Strong_20_Emphasis"><text:span text:style-name="T194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16">ONDERSTREEPTE</text:span></text:span><text:span text:style-name="T1"> </text:span><text:span text:style-name="T15">woorden</text:span><text:span text:style-name="T14"> het</text:span><text:span text:style-name="Strong_20_Emphasis"><text:span text:style-name="T256"> </text:span></text:span><text:span text:style-name="Strong_20_Emphasis"><text:span text:style-name="T257">tekstvak</text:span></text:span><text:span text:style-name="T15"> </text:span><text:span text:style-name="T18">in,</text:span><text:span text:style-name="T15"> </text:span><text:span text:style-name="T273">zie </text:span><text:span text:style-name="T303">[</text:span><text:span text:style-name="T273">toelichting</text:span><text:span text:style-name="T303">]</text:span><text:span text:style-name="T15">:</text:span></text:p>
      <text:p text:style-name="P1"><text:span text:style-name="Definition"><text:span text:style-name="T23">GEBRUIKER</text:span></text:span><text:span text:style-name="T281"><text:tab/><text:tab/></text:span><text:span text:style-name="T302"> <text:tab/><text:tab/></text:span><text:span text:style-name="T282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82"><text:tab/></text:span><text:span text:style-name="T283">[</text:span><text:span text:style-name="T276">volledige naam, bijv. </text:span><text:span text:style-name="T277">J</text:span><text:span text:style-name="T300">a</text:span><text:span text:style-name="T277">n </text:span><text:span text:style-name="T300">Jansen</text:span><text:span text:style-name="T301">]</text:span></text:p>
      <text:p text:style-name="P64"><text:span text:style-name="Definition"><text:span text:style-name="T275">g</text:span></text:span><text:span text:style-name="Definition">ebruikersnaam</text:span><text:span text:style-name="Definition"><text:span text:style-name="T320"><text:tab/></text:span></text:span><text:span text:style-name="T274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74"><text:tab/></text:span><text:span text:style-name="T7">[</text:span><text:span text:style-name="T6">korte naam, bijv. </text:span><text:span text:style-name="T203">j</text:span><text:span text:style-name="T204">a</text:span><text:span text:style-name="T203">n</text:span><text:span text:style-name="T205">]</text:span></text:p>
      <text:p text:style-name="P4"><text:span text:style-name="Definition">COMPUTERNAAM</text:span><text:span text:style-name="T284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9">[</text:span><text:span text:style-name="T285">naam van de compute</text:span><text:span text:style-name="T286">r, </text:span><text:span text:style-name="T287">bijv. </text:span><text:span text:style-name="T288">pc02</text:span><text:span text:style-name="T289">]</text:span></text:p>
      <text:p text:style-name="P2"><text:span text:style-name="Definition"><text:span text:style-name="T291">GEBRUIKER</text:span></text:span><text:span text:style-name="Definition"><text:span text:style-name="T295"><text:tab/></text:span></text:span><text:span text:style-name="T290"><text:tab/></text:span><text:span text:style-name="T302"> <text:tab/><text:tab/></text:span><text:span text:style-name="T282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82"><text:tab/></text:span><text:span text:style-name="T283">[</text:span><text:span text:style-name="T276">volledige naam </text:span><text:span text:style-name="T278">evt. </text:span><text:span text:style-name="T280">extra</text:span><text:span text:style-name="T278"> gebruiker</text:span><text:span text:style-name="T279">]</text:span></text:p>
      <text:p text:style-name="P60"><text:span text:style-name="Definition"><text:span text:style-name="T291">GEBRUIKERSN</text:span></text:span><text:span text:style-name="Definition"><text:span text:style-name="T292">aa</text:span></text:span><text:span text:style-name="Definition"><text:span text:style-name="T291">M</text:span></text:span><text:span text:style-name="Definition"><text:span text:style-name="T295"><text:tab/></text:span></text:span><text:span text:style-name="T274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74"><text:tab/></text:span><text:span text:style-name="T294">[</text:span><text:span text:style-name="T293">korte naam</text:span><text:span text:style-name="T296"> </text:span><text:span text:style-name="T297">evt. </text:span><text:span text:style-name="T299">extra</text:span><text:span text:style-name="T297"> gebruiker</text:span><text:span text:style-name="T298">]</text:span></text:p>
      <text:p text:style-name="P5"><text:span text:style-name="T206">Vervang </text:span><text:span text:style-name="T213">de</text:span><text:span text:style-name="T206"> </text:span><text:span text:style-name="Definition"><text:span text:style-name="T24">ONDERSTREEPTE</text:span></text:span><text:span text:style-name="T206"> </text:span><text:span text:style-name="T207">woorden </text:span><text:span text:style-name="T206">in deze checklist door </text:span><text:span text:style-name="T213">d</text:span><text:span text:style-name="T214">i</text:span><text:span text:style-name="T213">e </text:span><text:span text:style-name="T212">in </text:span><text:span text:style-name="T214">het</text:span><text:span text:style-name="Strong_20_Emphasis"><text:span text:style-name="T64"> </text:span></text:span><text:span text:style-name="Strong_20_Emphasis"><text:span text:style-name="T85">tekstvak</text:span></text:span><text:span text:style-name="T206">.</text:span></text:p>
      <text:p text:style-name="P45"/>
      <text:p text:style-name="P45"/>
      <text:p text:style-name="P3"><text:span text:style-name="T218">Nog niet op Linux?</text:span><text:span text:style-name="T208"><text:tab/></text:span><text:span text:style-name="T215"><text:tab/></text:span><text:span text:style-name="T216">G</text:span><text:span text:style-name="T209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0"> onder </text:span><text:span text:style-name="T217">Linux</text:span><text:span text:style-name="T211">.</text:span></text:p>
      <text:p text:style-name="P42"><text:span text:style-name="T180">Nieuwe installatie?</text:span><text:span text:style-name="T175"><text:tab/></text:span><text:span text:style-name="T177"></text:span><text:span text:style-name="T179"><text:tab/></text:span><text:span text:style-name="T178">B</text:span><text:span text:style-name="T175">egin bij hoofdstuk </text:span><text:span text:style-name="T180"><text:bookmark-ref text:reference-format="page" text:ref-name="__RefNumPara__4009_1271708128">2</text:bookmark-ref></text:span><text:span text:style-name="T175"><text:s text:c="2"/></text:span><text:span text:style-name="T181"><text:bookmark-ref text:reference-format="text" text:ref-name="__RefNumPara__4009_1271708128">Installatie uitvoeren</text:bookmark-ref></text:span><text:span text:style-name="T176">.</text:span></text:p>
      <text:p text:style-name="P25"/>
      <text:p text:style-name="P25"/>
      <text:list xml:id="list1334384172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58">v</text:span></text:span><text:span text:style-name="User_20_Entry"><text:span text:style-name="T159">en</text:span></text:span><text:span text:style-name="User_20_Entry"><text:span text:style-name="T161">t</text:span></text:span><text:span text:style-name="User_20_Entry"><text:span text:style-name="T162">uele </text:span></text:span><text:span text:style-name="User_20_Entry"><text:span text:style-name="T163">extra </text:span></text:span><text:span text:style-name="Definition"><text:span text:style-name="T314">gebruiker</text:span></text:span><text:span text:style-name="User_20_Entry"><text:span text:style-name="T151">s</text:span></text:span><text:span text:style-name="User_20_Entry"><text:span text:style-name="T163"> aanmelden </text:span></text:span><text:span text:style-name="User_20_Entry"><text:span text:style-name="T164">en dezelfde stappen uitvoeren</text:span></text:span><text:span text:style-name="User_20_Entry"><text:span text:style-name="T160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2">Pakket kz bevat scripts om Debian en op Debian gebaseerde systemen zoals Ubuntu soepel en bruikbaar te installeren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4" office:value-type="string">
            <text:p text:style-name="P65"><text:span text:style-name="Strong_20_Emphasis"><text:span text:style-name="T87">D</text:span></text:span><text:span text:style-name="Strong_20_Emphasis"><text:span text:style-name="T64">ruk op de </text:span></text:span><text:span text:style-name="Strong_20_Emphasis"><text:span text:style-name="T61">Super</text:span></text:span><text:span text:style-name="Strong_20_Emphasis"><text:span text:style-name="T64">-toets</text:span></text:span><text:span text:style-name="Strong_20_Emphasis"><text:span text:style-name="T43"><text:note text:id="ftn4" text:note-class="footnote"><text:note-citation>4</text:note-citation><text:note-body><text:p text:style-name="P63"><text:span text:style-name="T174">D</text:span>e <text:span text:style-name="T308">Super</text:span>-toets <text:span text:style-name="T244">is de Windows-toets, Command-toets </text:span><text:span text:style-name="T245">(Apple)</text:span><text:span text:style-name="T244">, of Vergrootglas-toets </text:span><text:span text:style-name="T245">(Chromebook)</text:span><text:span text:style-name="T244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7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7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66"><text:span text:style-name="Strong_20_Emphasis"><text:span text:style-name="T87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61">Super</text:span></text:span><text:span text:style-name="Strong_20_Emphasis"><text:span text:style-name="T60">-toets</text:span></text:span><text:span text:style-name="Strong_20_Emphasis"><text:span text:style-name="T58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</text:span></text:span><text:span text:style-name="Strong_20_Emphasis"><text:span text:style-name="T9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85"><text:span text:style-name="Strong_20_Emphasis"><text:span text:style-name="T91">Selecteer</text:span></text:span><text:span text:style-name="Strong_20_Emphasis"><text:span text:style-name="T57"> </text:span></text:span><text:span text:style-name="Strong_20_Emphasis"><text:span text:style-name="T113">1</text:span></text:span><text:span text:style-name="Strong_20_Emphasis"><text:span text:style-name="T114"> <text:s/></text:span></text:span><text:span text:style-name="Strong_20_Emphasis"><text:span text:style-name="T115">In</text:span></text:span><text:span text:style-name="Strong_20_Emphasis"><text:span text:style-name="T108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8"/>
      <text:list xml:id="list134648950396393" text:continue-numbering="true" text:style-name="L1">
        <text:list-item>
          <text:p text:style-name="P93"><text:bookmark-start text:name="__RefNumPara__4009_1271708128"/><text:span text:style-name="Strong_20_Emphasis"><text:span text:style-name="T22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B1" office:value-type="string">
            <text:p text:style-name="P68"><text:span text:style-name="Strong_20_Emphasis"><text:span text:style-name="T9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24">Start de computer op vanaf</text:span><text:span text:style-name="T224"><text:note text:id="ftn5" text:note-class="footnote"><text:note-citation>1</text:note-citation><text:note-body><text:p text:style-name="P87"><text:span text:style-name="T168">B</text:span><text:span text:style-name="T169">ootmenu/</text:span><text:span text:style-name="T168">S</text:span><text:span text:style-name="T169">etup</text:span><text:span text:style-name="T167"> via </text:span><text:span text:style-name="T165">é</text:span><text:span text:style-name="T166">é</text:span><text:span text:style-name="T168">n van de </text:span><text:span text:style-name="Definition"><text:span text:style-name="T170">Veelgebruikte toetsen: </text:span></text:span><text:span text:style-name="Definition"><text:span text:style-name="T319">E</text:span></text:span><text:span text:style-name="Definition"><text:span text:style-name="T310">sc</text:span></text:span><text:span text:style-name="Definition"><text:span text:style-name="T170">, </text:span></text:span><text:span text:style-name="Definition"><text:span text:style-name="T311">D</text:span></text:span><text:span text:style-name="Definition"><text:span text:style-name="T310">elete</text:span></text:span><text:span text:style-name="Definition"><text:span text:style-name="T170">, </text:span></text:span><text:span text:style-name="Definition"><text:span text:style-name="T311">F</text:span></text:span><text:span text:style-name="Definition"><text:span text:style-name="T310">1</text:span></text:span><text:span text:style-name="Definition"><text:span text:style-name="T170">, </text:span></text:span><text:span text:style-name="Definition"><text:span text:style-name="T310">F2</text:span></text:span><text:span text:style-name="Definition"><text:span text:style-name="T170">, </text:span></text:span><text:span text:style-name="Definition"><text:span text:style-name="T311">F9, </text:span></text:span><text:span text:style-name="Definition"><text:span text:style-name="T312">F10, F11, </text:span></text:span><text:span text:style-name="Definition"><text:span text:style-name="T313">of</text:span></text:span><text:span text:style-name="Definition"><text:span text:style-name="T312"> </text:span></text:span><text:span text:style-name="Definition"><text:span text:style-name="T311">F12</text:span></text:span><text:span text:style-name="T167">.</text:span></text:p></text:note-body></text:note></text:span><text:span text:style-name="T224"> </text:span><text:span text:style-name="T228">een </text:span><text:span text:style-name="Strong_20_Emphasis"><text:span text:style-name="T201"><text:user-field-get text:name="Distro">Ubuntu</text:user-field-get></text:span></text:span><text:span text:style-name="T223"><text:s/></text:span><text:span text:style-name="T202"><text:user-field-get text:name="Version">22.04 LTS</text:user-field-get></text:span><text:span text:style-name="T123"><text:s/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Strong_20_Emphasis"><text:span text:style-name="T122">L</text:span></text:span><text:span text:style-name="T123">ive</text:span><text:span text:style-name="T123"><text:note text:id="ftn6" text:note-class="footnote"><text:note-citation>2</text:note-citation><text:note-body><text:p text:style-name="P83"><text:span text:style-name="T304">Vanaf ee</text:span>n <text:span text:style-name="T318">L</text:span>ive <text:span text:style-name="T317">USB</text:span><text:span text:style-name="T307">-stick</text:span><text:span text:style-name="T20"> o</text:span><text:span text:style-name="T21">f</text:span><text:span text:style-name="T20"> DVD</text:span><text:span text:style-name="T21"> </text:span>kunt <text:span text:style-name="T304">u opstarten en</text:span> <text:span text:style-name="T16">met </text:span><text:span text:style-name="Strong_20_Emphasis"><text:span text:style-name="T248"><text:user-field-get text:name="Distro">Ubuntu</text:user-field-get></text:span></text:span><text:span text:style-name="Strong_20_Emphasis"><text:span text:style-name="T248"><text:s/></text:span></text:span>werken zonder enige bestanden op de harde schijf te wijzigen en maakt ook installatie van <text:span text:style-name="Strong_20_Emphasis"><text:span text:style-name="T248"><text:user-field-get text:name="Distro">Ubuntu</text:user-field-get></text:span></text:span><text:span text:style-name="Strong_20_Emphasis"><text:span text:style-name="T248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7" text:note-class="footnote"><text:note-citation>3</text:note-citation><text:note-body><text:p text:style-name="P90"><text:span text:style-name="Strong_20_Emphasis"><text:span text:style-name="T149">Maak een zelfstartende USB-stick</text:span></text:span><text:span text:style-name="Strong_20_Emphasis"><text:span text:style-name="T144">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47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05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3"><text:user-field-get text:name="Version">22.04 LTS</text:user-field-get></text:span></text:span><text:span text:style-name="Strong_20_Emphasis"><text:span text:style-name="T153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55">Desktop</text:span></text:span><text:span text:style-name="Strong_20_Emphasis"><text:span text:style-name="T154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52">64-bit PC (AMD64) desktop image</text:span></text:span><text:span text:style-name="Strong_20_Emphasis"><text:span text:style-name="T150">.</text:span></text:span><text:span text:style-name="Strong_20_Emphasis"><text:span text:style-name="T138"><text:line-break/></text:span></text:span><text:span text:style-name="Strong_20_Emphasis"><text:span text:style-name="T136">P</text:span></text:span><text:span text:style-name="Strong_20_Emphasis"><text:span text:style-name="T131">laats </text:span></text:span><text:span text:style-name="Strong_20_Emphasis"><text:span text:style-name="T132">een </text:span></text:span><text:span text:style-name="Strong_20_Emphasis"><text:span text:style-name="T133">usb</text:span></text:span><text:span text:style-name="Strong_20_Emphasis"><text:span text:style-name="T132">-stick </text:span></text:span><text:span text:style-name="Strong_20_Emphasis"><text:span text:style-name="T148">va</text:span></text:span><text:span text:style-name="Strong_20_Emphasis"><text:span text:style-name="T140">n </text:span></text:span><text:span text:style-name="Strong_20_Emphasis"><text:span text:style-name="T141">min</text:span></text:span><text:span text:style-name="Strong_20_Emphasis"><text:span text:style-name="T142">imaal</text:span></text:span><text:span text:style-name="Strong_20_Emphasis"><text:span text:style-name="T141"> </text:span></text:span><text:span text:style-name="Strong_20_Emphasis"><text:span text:style-name="T143">4</text:span></text:span><text:span text:style-name="Strong_20_Emphasis"><text:span text:style-name="T141"> GB. <text:line-break/>De volgende stappen staan beschreven in </text:span></text:span><text:span text:style-name="Strong_20_Emphasis"><text:span text:style-name="T156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306">karelzimmer.nl</text:span></text:span></text:a><text:span text:style-name="Strong_20_Emphasis"><text:span text:style-name="T141">, onder </text:span></text:span><text:span text:style-name="Strong_20_Emphasis"><text:span text:style-name="T156">Linux</text:span></text:span><text:span text:style-name="Strong_20_Emphasis"><text:span text:style-name="T141">.</text:span></text:span></text:p></text:note-body></text:note></text:span><text:span text:style-name="T124"> o</text:span><text:span text:style-name="T127">f</text:span><text:span text:style-name="T124"> 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1">Selecteer</text:span></text:span><text:span text:style-name="Strong_20_Emphasis"><text:span text:style-name="T47"> </text:span></text:span><text:span text:style-name="Strong_20_Emphasis"><text:span text:style-name="T107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28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25">Kies</text:span><text:span text:style-name="T226"> </text:span><text:span text:style-name="T229">Nederlands</text:span><text:span text:style-name="T226"> en klik</text:span><text:span text:style-name="T227"> </text:span><text:span text:style-name="T226">op</text:span><text:span text:style-name="T225"> </text:span><text:span text:style-name="T222">Ubuntu installeren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50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66">Bij</text:span><text:span text:style-name="T259"> </text:span><text:span text:style-name="Strong_20_Emphasis"><text:span text:style-name="T259">Wie bent u?</text:span></text:span><text:span text:style-name="T259">: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9" office:value-type="string">
            <text:p text:style-name="P14"><text:span text:style-name="T265">V</text:span><text:span text:style-name="T260">ul </text:span><text:span text:style-name="T261">in </text:span><text:span text:style-name="Strong_20_Emphasis"><text:span text:style-name="T262">Uw n</text:span></text:span><text:span text:style-name="Strong_20_Emphasis"><text:span text:style-name="T263">aam</text:span></text:span><text:span text:style-name="Strong_20_Emphasis"><text:span text:style-name="T252"> </text:span></text:span><text:span text:style-name="Definition"><text:span text:style-name="T4">gebruiker</text:span></text:span><text:span text:style-name="Strong_20_Emphasis"><text:span text:style-name="T253">, <text:line-break/></text:span></text:span><text:span text:style-name="Strong_20_Emphasis"><text:span text:style-name="T263">Naam </text:span></text:span><text:span text:style-name="Strong_20_Emphasis"><text:span text:style-name="T262">van uw </text:span></text:span><text:span text:style-name="Strong_20_Emphasis"><text:span text:style-name="T264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52">,<text:line-break/></text:span></text:span><text:span text:style-name="Strong_20_Emphasis"><text:span text:style-name="T262">Kies een g</text:span></text:span><text:span text:style-name="Strong_20_Emphasis"><text:span text:style-name="T264">ebruikersnaam</text:span></text:span><text:span text:style-name="Strong_20_Emphasis"><text:span text:style-name="T252"> </text:span></text:span><text:span text:style-name="Definition"><text:span text:style-name="T4">gebruikersnaam</text:span></text:span><text:span text:style-name="Strong_20_Emphasis"><text:span text:style-name="T252">, </text:span></text:span><text:span text:style-name="Strong_20_Emphasis"><text:span text:style-name="T255">en</text:span></text:span><text:span text:style-name="Strong_20_Emphasis"><text:span text:style-name="T252"><text:line-break/></text:span></text:span><text:span text:style-name="Strong_20_Emphasis"><text:span text:style-name="T254">g</text:span></text:span><text:span text:style-name="Strong_20_Emphasis"><text:span text:style-name="T251">eef tweemaal een </text:span></text:span><text:span text:style-name="Strong_20_Emphasis"><text:span text:style-name="T258">wachtwoord</text:span></text:span><text:span text:style-name="Strong_20_Emphasis"><text:span text:style-name="T251">.</text:span></text:span></text:p>
          </table:table-cell>
        </table:table-row>
      </table:table>
      <text:p text:style-name="P46"><text:span text:style-name="Strong_20_Emphasis"><text:span text:style-name="T97"/></text:span></text:p>
      <text:list xml:id="list134649194806013" text:continue-numbering="true" text:style-name="L1">
        <text:list-item>
          <text:p text:style-name="P92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7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<text:span text:style-name="Strong_20_Emphasis"><text:span text:style-name="T9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4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9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8" text:note-class="footnote"><text:note-citation>1</text:note-citation><text:note-body><text:p text:style-name="P88">Pakket kz bevat scripts om Debian en op Debian gebaseerde systemen zoals Ubuntu soepel en bruikbaar te installeren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79"><text:span text:style-name="Strong_20_Emphasis"><text:span text:style-name="T88">D</text:span></text:span><text:span text:style-name="Strong_20_Emphasis"><text:span text:style-name="T71">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64"><text:note text:id="ftn9" text:note-class="footnote"><text:note-citation>2</text:note-citation><text:note-body><text:p text:style-name="P43"><text:span text:style-name="T188">De </text:span><text:span text:style-name="T189">Super</text:span><text:span text:style-name="T188">-toets is de Windows-toets, Command-toets </text:span><text:span text:style-name="T190">(Apple)</text:span><text:span text:style-name="T188">, of Vergrootglas-toets </text:span><text:span text:style-name="T190">(Chromebook)</text:span><text:span text:style-name="T188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0"><text:span text:style-name="T5">Typ</text:span><text:span text:style-name="Strong_20_Emphasis"><text:span text:style-name="T53"> de</text:span></text:span><text:span text:style-name="Strong_20_Emphasis"><text:span text:style-name="T73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8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8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3" office:value-type="string">
            <text:p text:style-name="P84"><text:span text:style-name="Strong_20_Emphasis"><text:span text:style-name="T88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4">2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86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3 </text:span></text:span><text:span text:style-name="Strong_20_Emphasis"><text:span text:style-name="T99"><text:s/></text:span></text:span><text:span text:style-name="Strong_20_Emphasis"><text:span text:style-name="T117">Installatie</text:span></text:span><text:span text:style-name="Strong_20_Emphasis"><text:span text:style-name="T118"> </text:span></text:span><text:span text:style-name="Strong_20_Emphasis"><text:span text:style-name="T119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7"><text:span text:style-name="Strong_20_Emphasis"><text:span text:style-name="T46"><text:tab/></text:span></text:span></text:p>
      <text:p text:style-name="P48"><text:span text:style-name="Strong_20_Emphasis"><text:span text:style-name="T68"/></text:span></text:p>
      <text:p text:style-name="P49"><text:span text:style-name="Strong_20_Emphasis"><text:span text:style-name="T57"/></text:span></text:p>
      <text:list xml:id="list134650079994254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78"><text:note text:id="ftn10" text:note-class="footnote"><text:note-citation>1</text:note-citation><text:note-body><text:p text:style-name="P59"><text:span text:style-name="User_20_Entry"><text:span text:style-name="T171">E</text:span></text:span><text:span text:style-name="User_20_Entry"><text:span text:style-name="T173">ventuele extra </text:span></text:span><text:span text:style-name="Definition"><text:span text:style-name="T315">gebruiker</text:span></text:span><text:span text:style-name="User_20_Entry"><text:span text:style-name="T172">s</text:span></text:span><text:span text:style-name="User_20_Entry"><text:span text:style-name="T173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4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90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6" office:value-type="string">
            <text:p text:style-name="P19"><text:span text:style-name="Strong_20_Emphasis"><text:span text:style-name="T89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3"><text:note text:id="ftn11" text:note-class="footnote"><text:note-citation>2</text:note-citation><text:note-body><text:p text:style-name="P44"><text:span text:style-name="T188">De </text:span><text:span text:style-name="T189">Super</text:span><text:span text:style-name="T188">-toets is de Windows-toets, Command-toets </text:span><text:span text:style-name="T190">(Apple)</text:span><text:span text:style-name="T188">, of Vergrootglas-toets </text:span><text:span text:style-name="T190">(Chromebook)</text:span><text:span text:style-name="T188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4 <text:s/></text:span></text:span><text:span text:style-name="Strong_20_Emphasis"><text:span text:style-name="T103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6"><text:span text:style-name="Strong_20_Emphasis"><text:span text:style-name="T83"/></text:span></text:p>
      <text:p text:style-name="P41"/>
      <text:p text:style-name="P30"><text:span text:style-name="T182">E</text:span><text:span text:style-name="T183">inde c</text:span><text:span text:style-name="T184">hecklist, </text:span><text:span text:style-name="T185">d</text:span><text:span text:style-name="T184">e installatie van </text:span><text:span text:style-name="Strong_20_Emphasis"><text:span text:style-name="T199"><text:user-field-get text:name="Distro">Ubuntu</text:user-field-get></text:span></text:span><text:span text:style-name="T186"><text:s/></text:span><text:span text:style-name="T187"><text:user-field-get text:name="Version">22.04 LTS</text:user-field-get></text:span><text:span text:style-name="Strong_20_Emphasis"><text:span text:style-name="T200"><text:s/></text:span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T184">is voltooid.</text:span></text:p>
      <text:p text:style-name="P11"/>
      <text:p text:style-name="P6"><text:span text:style-name="Emphasis"><text:span text:style-name="T270">Geschreven </text:span></text:span><text:span text:style-name="Emphasis"><text:span text:style-name="T268">d</text:span></text:span><text:span text:style-name="Emphasis"><text:span text:style-name="T27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7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2">CC0 1.0 Universeel</text:span></text:span></text:a><text:span text:style-name="Emphasis"><text:span text:style-name="T270">,</text:span></text:span><text:span text:style-name="Emphasis"><text:span text:style-name="T267"> </text:span></text:span><text:span text:style-name="Strong_20_Emphasis"><text:span text:style-name="T57"><text:user-field-get style:data-style-name="N0" text:name="Releaseyear">2022</text:user-field-get></text:span></text:span><text:span text:style-name="Emphasis"><text:span text:style-name="T269">-</text:span></text:span><text:span text:style-name="Emphasis"><text:span text:style-name="T269"><text:date style:data-style-name="N10107" text:date-value="2023-10-07T13:46:48.998094080">2023</text:date></text:span></text:span><text:span text:style-name="Emphasis"><text:span text:style-name="T2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7T13:46:48.689124975">07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6:48.497192493</dc:date>
    <meta:keyword>Installatie</meta:keyword>
    <meta:keyword>Checklist</meta:keyword>
    <meta:keyword>Linux</meta:keyword>
    <meta:editing-cycles>6773</meta:editing-cycles>
    <meta:editing-duration>P12DT47M29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49" meta:character-count="3829" meta:non-whitespace-character-count="3325"/>
    <meta:user-defined meta:name="Info 1"/>
    <meta:user-defined meta:name="Info 2"/>
    <meta:user-defined meta:name="Info 3"/>
    <meta:user-defined meta:name="Info 4"/>
  </office:meta>
</office:document-meta>
</file>